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5c3c6" officeooo:paragraph-rsid="0015c3c6"/>
    </style:style>
    <style:style style:name="P2" style:family="paragraph" style:parent-style-name="Standard">
      <style:paragraph-properties fo:text-align="center" style:justify-single-word="false"/>
      <style:text-properties officeooo:rsid="0015c3c6" officeooo:paragraph-rsid="0015c3c6"/>
    </style:style>
    <style:style style:name="P3" style:family="paragraph" style:parent-style-name="Standard">
      <style:paragraph-properties fo:text-align="start" style:justify-single-word="false"/>
      <style:text-properties officeooo:rsid="0015c3c6" officeooo:paragraph-rsid="0015c3c6"/>
    </style:style>
    <style:style style:name="P4" style:family="paragraph" style:parent-style-name="Standard">
      <style:paragraph-properties fo:text-align="start" style:justify-single-word="false"/>
      <style:text-properties fo:font-style="normal" officeooo:rsid="0015c3c6" officeooo:paragraph-rsid="00169a28" style:font-style-asian="normal" style:font-style-complex="normal"/>
    </style:style>
    <style:style style:name="P5" style:family="paragraph" style:parent-style-name="Standard">
      <style:paragraph-properties fo:text-align="start" style:justify-single-word="false"/>
      <style:text-properties officeooo:paragraph-rsid="0019c8e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69a28" style:font-style-asian="normal" style:font-style-complex="normal"/>
    </style:style>
    <style:style style:name="T4" style:family="text">
      <style:text-properties fo:font-style="normal" officeooo:rsid="0019c8e6" style:font-style-asian="normal" style:font-style-complex="normal"/>
    </style:style>
    <style:style style:name="T5" style:family="text">
      <style:text-properties fo:font-style="normal" officeooo:rsid="0015c3c6" style:font-style-asian="normal" style:font-style-complex="normal"/>
    </style:style>
    <style:style style:name="T6" style:family="text">
      <style:text-properties officeooo:rsid="00169a28"/>
    </style:style>
    <style:style style:name="T7" style:family="text">
      <style:text-properties officeooo:rsid="0019c8e6"/>
    </style:style>
    <style:style style:name="T8" style:family="text">
      <style:text-properties fo:font-variant="normal" fo:text-transform="none" fo:color="#222222"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oxer Analysis/Essay</text:p>
      <text:p text:style-name="P2"/>
      <text:p text:style-name="P3"><text:tab/>In Simon and Garfunkel's song <text:span text:style-name="T1">The Boxer</text:span><text:span text:style-name="T2">, they sing about a man who left his family at a young age and found his way to New York. The song culminates at the final paragraph, where the protagonist, the boxer the song is speaking of, “cried out/in his anger.../</text:span><text:span text:style-name="T3">[that] </text:span><text:span text:style-name="T2">I am leaving.../But the fighter still remains.” Overall, </text:span><text:span text:style-name="T1">The Boxer</text:span><text:span text:style-name="T2">, by Simon and Garfunkel, is a story about </text:span><text:span text:style-name="T4">temporary </text:span><text:span text:style-name="T2">defeat but having the perseverence to keep going. </text:span></text:p>
      <text:p text:style-name="P4"><text:tab/><text:span text:style-name="T6">In the verses preceding the final one, the narrator, assumed to be the boxer, tells the story of his journey leading up to the culmination of the song. The three verses following the intro speak of the boxer leaving his home at a young age, them going out and seeking to make a living in the poorer sections of New York, singing “When I left my home and family/I was no more than a boy.../Asking only workmen's wages/I come looking for a job.” He then speaks of regretting his decisions in the face of a tough winter. “...Wishing I was gone/Going home/Where the New York City winters aren't bleeding me.” In admitting that his decision to leave home was a mistake, he is showing one of the aspects of his temporary defeat; simultaniously “laying out my winter clothes,” showing the will to make it through his current situation.</text:span></text:p>
      <text:p text:style-name="P5"><text:span text:style-name="T5"><text:tab/></text:span><text:span text:style-name="T4">The final verse, culminating the song, wraps up the story arc told through the previous verses. In it, the narrator speaks of himself in the third person, saying “In the clearing stands a boxer/And a fighter by his trade,” referring back to his metaphorical fight for a job and a better life </text:span><text:span text:style-name="T8">— </text:span><text:span text:style-name="T4">motivation for leaving his fami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c3c6" officeooo:paragraph-rsid="0015c3c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10</text:p>
        <text:p text:style-name="MP1">Mr. Hottman</text:p>
        <text:p text:style-name="MP1">Lit/Comp 10 –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3:38:33.912496551</meta:creation-date>
    <dc:date>2015-11-11T17:29:34.517709413</dc:date>
    <meta:editing-duration>PT46M54S</meta:editing-duration>
    <meta:editing-cycles>2</meta:editing-cycles>
    <meta:generator>LibreOffice/4.3.3.2$Linux_X86_64 LibreOffice_project/430m0$Build-2</meta:generator>
    <meta:document-statistic meta:table-count="0" meta:image-count="0" meta:object-count="0" meta:page-count="1" meta:paragraph-count="8" meta:word-count="292" meta:character-count="1678" meta:non-whitespace-character-count="1387"/>
  </office:meta>
</office:document-meta>
</file>